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39e94" officeooo:paragraph-rsid="00039e94"/>
    </style:style>
    <style:style style:name="P2" style:family="paragraph" style:parent-style-name="Standard">
      <style:paragraph-properties fo:line-height="150%" fo:text-align="start" style:justify-single-word="false"/>
      <style:text-properties officeooo:rsid="00039e94" officeooo:paragraph-rsid="00039e94"/>
    </style:style>
    <style:style style:name="T1" style:family="text">
      <style:text-properties officeooo:rsid="0004c480"/>
    </style:style>
    <style:style style:name="T2" style:family="text">
      <style:text-properties officeooo:rsid="000562c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BrewBot Enterprise</text:p>
      <text:p text:style-name="P1"/>
      <text:p text:style-name="P2"><text:tab/>Welcome to BrewBot. An exciting venture that combines cutting edge technology and the classic comfort of coffee. <text:span text:style-name="T1">In one sense this is like any ordinary coffee shop. Cozy atmosphere, outlets for laptops, and silly names for ordinary drinks. In another sense, it’s radically different. The whole process, from when a customer enters, to when they leave, is a fully-automated, perfectly tailored experience. Like Disney World, but tickets are only $2.50. In yet another, more profound sense, it’s a vision into the future. It brings the business model of internet giants to the business model of the service industry giants. The customer’s experience is so well defined that they barely have to lift a finger to get the highest quality product, exactly the same, every time.</text:span></text:p>
      <text:p text:style-name="P2"><text:tab/><text:span text:style-name="T2">BrewBot is a coffee shop staffed and operated by robots. Certainly not a revolutionary idea, no. In fact, it’s almost certain someone somewhere at Starbucks has thought of it alread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4:28:49.575802156</meta:creation-date>
    <dc:date>2020-03-18T17:01:00.744516943</dc:date>
    <meta:editing-duration>PT11M29S</meta:editing-duration>
    <meta:editing-cycles>2</meta:editing-cycles>
    <meta:generator>LibreOffice/6.0.7.3$Linux_X86_64 LibreOffice_project/00m0$Build-3</meta:generator>
    <meta:document-statistic meta:table-count="0" meta:image-count="0" meta:object-count="0" meta:page-count="1" meta:paragraph-count="3" meta:word-count="158" meta:character-count="977" meta:non-whitespace-character-count="819"/>
  </office:meta>
</office:document-meta>
</file>